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D200000506F714B77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51004" officeooo:paragraph-rsid="00051004" style:font-weight-asian="bold" style:font-weight-complex="bold"/>
    </style:style>
    <style:style style:name="P2" style:family="paragraph" style:parent-style-name="Standard">
      <style:text-properties officeooo:rsid="000b1160" officeooo:paragraph-rsid="000b11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raft flow chart </text:p>
      <text:p text:style-name="P1"><draw:frame draw:style-name="fr1" draw:name="Image1" text:anchor-type="char" svg:x="-0.3311in" svg:y="0.6665in" svg:width="7.4516in" svg:height="4.7866in" draw:z-index="0"><draw:image xlink:href="Pictures/10000001000007D200000506F714B77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6T16:08:37.014576267</meta:creation-date>
    <dc:date>2025-05-19T09:16:01.986201566</dc:date>
    <meta:editing-duration>PT30M12S</meta:editing-duration>
    <meta:editing-cycles>3</meta:editing-cycles>
    <meta:generator>LibreOffice/24.2.7.2$Linux_X86_64 LibreOffice_project/420$Build-2</meta:generator>
    <meta:document-statistic meta:table-count="0" meta:image-count="1" meta:object-count="0" meta:page-count="1" meta:paragraph-count="1" meta:word-count="3" meta:character-count="17" meta:non-whitespace-character-count="14"/>
  </office:meta>
</office:document-meta>
</file>